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Calibri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1" fo:language="en" fo:country="US" style:font-name-complex="Calibri1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31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32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39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Calibri1" style:font-size-complex="12pt"/>
    </style:style>
    <style:style style:name="P45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4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48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fo:text-transform="uppercase" style:font-name="Arial1" fo:font-size="14pt" style:font-size-asian="14pt" style:font-name-complex="Arial2" style:font-size-complex="14pt"/>
    </style:style>
    <style:style style:name="T9" style:family="text">
      <style:text-properties style:font-name="Courier New" fo:font-size="12pt" style:font-size-asian="12pt" style:font-name-complex="Courier New2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1cm" draw:visible-area-height="0.79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2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4">TP2 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3"/>
      <text:p text:style-name="P3"><text:span text:style-name="T5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Algorithme pseudo-code</text:p>
          </table:table-cell>
          <table:table-cell table:style-name="Tableau2.A1" office:value-type="string">
            <text:p text:style-name="P21">Python</text:p>
          </table:table-cell>
        </table:table-row>
        <table:table-row table:style-name="Tableau2.1">
          <table:table-cell table:style-name="Tableau2.A1" office:value-type="string">
            <text:p text:style-name="P16">pour n de 1 à 15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2.A1" office:value-type="string">
            <text:p text:style-name="P22">for i in range(0,16):</text:p>
            <text:p text:style-name="P22"><text:s text:c="4"/>print(i)</text:p>
          </table:table-cell>
        </table:table-row>
      </table:table>
      <text:p text:style-name="P31"/>
      <text:p text:style-name="P11"/>
      <text:p text:style-name="P9">Exercice 2</text:p>
      <text:p text:style-name="P13"/>
      <text:p text:style-name="P3"><text:span text:style-name="T5">Ecrire un programme qui affiche des nombres entiers de 15 à 0.</text:span><text:span text:style-name="T8"> </text:span></text:p>
      <text:p text:style-name="P3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Algorithme pseudo-code</text:p>
          </table:table-cell>
          <table:table-cell table:style-name="Tableau3.A1" office:value-type="string">
            <text:p text:style-name="P21">Python</text:p>
          </table:table-cell>
        </table:table-row>
        <table:table-row table:style-name="Tableau3.1">
          <table:table-cell table:style-name="Tableau3.A1" office:value-type="string">
            <text:p text:style-name="P16">pour n de 15 à 0 par pas de -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3.A1" office:value-type="string">
            <text:p text:style-name="P22">for i in range(15,-1,-1):</text:p>
            <text:p text:style-name="P22"><text:s text:c="4"/>print(i)</text:p>
          </table:table-cell>
        </table:table-row>
      </table:table>
      <text:p text:style-name="P31"/>
      <text:p text:style-name="P11"/>
      <text:p text:style-name="P9">Exercice 3</text:p>
      <text:p text:style-name="P13"/>
      <text:p text:style-name="P3"><text:span text:style-name="T5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5"/>
      <text:p text:style-name="P15">Aide : Interaction avec l'utilisateur : la fonction input(), voir annexe en dernière page.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1">Algorithme pseudo-code</text:p>
          </table:table-cell>
          <table:table-cell table:style-name="Tableau4.A1" office:value-type="string">
            <text:p text:style-name="P21">Python</text:p>
          </table:table-cell>
        </table:table-row>
        <table:table-row table:style-name="Tableau4.1">
          <table:table-cell table:style-name="Tableau4.A1" office:value-type="string">
            <text:p text:style-name="P16">afficher("votre valeur de debut")</text:p>
            <text:p text:style-name="P16">lire debut</text:p>
            <text:p text:style-name="P16">afficher("votre valeur de fin")</text:p>
            <text:p text:style-name="P16">lire debut</text:p>
            <text:p text:style-name="P16">pour n de debut à fin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4.A1" office:value-type="string">
            <text:p text:style-name="P23">a=int(input("Nombre de départ ="))</text:p>
            <text:p text:style-name="P23">b=int(input("Nombre de fin ="))</text:p>
            <text:p text:style-name="P23">for i in range(a,b+1):</text:p>
            <text:p text:style-name="P23"><text:s text:c="4"/>print(i)</text:p>
          </table:table-cell>
        </table:table-row>
      </table:table>
      <text:p text:style-name="P33"/>
      <text:p text:style-name="P39"/>
      <text:p text:style-name="P9">Exercice 4</text:p>
      <text:p text:style-name="P9"/>
      <text:p text:style-name="P15">Ecrire un programme qui demande un nombre de départ, et qui ensuite affiche les dix nombres suivants. </text:p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Algorithme pseudo-code</text:p>
          </table:table-cell>
          <table:table-cell table:style-name="Tableau5.A1" office:value-type="string">
            <text:p text:style-name="P21">Python</text:p>
          </table:table-cell>
        </table:table-row>
        <table:table-row table:style-name="Tableau5.1">
          <table:table-cell table:style-name="Tableau5.A1" office:value-type="string">
            <text:p text:style-name="P16">afficher("votre valeur de debut")</text:p>
            <text:p text:style-name="P16">lire debut</text:p>
            <text:p text:style-name="P16">pour n de debut+1 à debut+10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5.A1" office:value-type="string">
            <text:p text:style-name="P23">a=int(input("Nombre de départ ="))</text:p>
            <text:p text:style-name="P23"/>
            <text:p text:style-name="P23">for i in range(a+1,a+11):</text:p>
            <text:p text:style-name="P23"><text:s text:c="4"/>print(i)</text:p>
          </table:table-cell>
        </table:table-row>
      </table:table>
      <text:p text:style-name="P15"/>
      <text:p text:style-name="P15"/>
      <text:p text:style-name="P9">Exercice 5</text:p>
      <text:p text:style-name="P9"/>
      <text:p text:style-name="P15">Ecrire un programme qui demande un nombre de départ (opérande), et qui ensuite écrit la table de multiplication de ce nombre.</text:p>
      <text:p text:style-name="P15"/>
      <text:p text:style-name="P15">Exemple pour la table de 4 :</text:p>
      <text:p text:style-name="P15"/>
      <text:p text:style-name="P15">4 * 1 = 4</text:p>
      <text:p text:style-name="P15">4 * 2 = 8</text:p>
      <text:p text:style-name="P15">4 * 3 = 12</text:p>
      <text:p text:style-name="P15">4 * 4 = 16</text:p>
      <text:p text:style-name="P15">4 * 5 = 20</text:p>
      <text:p text:style-name="P15">4 * 6 = 24</text:p>
      <text:p text:style-name="P15">4 * 7 = 28</text:p>
      <text:p text:style-name="P15">4 * 8 = 32</text:p>
      <text:p text:style-name="P15">4 * 9 = 36</text:p>
      <text:p text:style-name="P15">4 * 10 = 40</text:p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Algorithme pseudo-code</text:p>
          </table:table-cell>
          <table:table-cell table:style-name="Tableau6.A1" office:value-type="string">
            <text:p text:style-name="P21">Python</text:p>
          </table:table-cell>
        </table:table-row>
        <table:table-row table:style-name="Tableau6.1">
          <table:table-cell table:style-name="Tableau6.A1" office:value-type="string">
            <text:p text:style-name="P16">afficher("votre table de multiplication")</text:p>
            <text:p text:style-name="P16">lire operande</text:p>
            <text:p text:style-name="P16">#a compléter</text:p>
            <text:p text:style-name="P16"/>
            <text:p text:style-name="P16"/>
            <text:p text:style-name="P16">finpour</text:p>
            <text:p text:style-name="P16"/>
          </table:table-cell>
          <table:table-cell table:style-name="Tableau6.A1" office:value-type="string">
            <text:p text:style-name="P22">a=int(input("Nombre de départ ="))</text:p>
            <text:p text:style-name="P22"/>
            <text:p text:style-name="P22">for i in range(1,11):</text:p>
            <text:p text:style-name="P22"><text:s text:c="4"/>print(a, " * ", i," = ", a*i)</text:p>
          </table:table-cell>
        </table:table-row>
      </table:table>
      <text:p text:style-name="P19"/>
      <text:p text:style-name="P19"/>
      <text:p text:style-name="P20"/>
      <text:p text:style-name="P40"/>
      <text:p text:style-name="P12"/>
      <text:p text:style-name="P9">Exercice 6</text:p>
      <text:p text:style-name="P15"/>
      <text:p text:style-name="P15">Ecrire un programme qui demande successivement 5 nombres positifs à l’utilisateur, et qui lui dise ensuite quel était le plus grand (max) parmi ces 5 nombres :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1">Algorithme pseudo-code</text:p>
          </table:table-cell>
          <table:table-cell table:style-name="Tableau7.A1" office:value-type="string">
            <text:p text:style-name="P21">Python</text:p>
          </table:table-cell>
        </table:table-row>
        <table:table-row table:style-name="Tableau7.1">
          <table:table-cell table:style-name="Tableau7.A1" office:value-type="string">
            <text:p text:style-name="P16">pour n de 1 à 5 par pas de 1 faire</text:p>
            <text:p text:style-name="P16"><text:tab/>afficher("votre table de multiplication")</text:p>
            <text:p text:style-name="P16"><text:tab/>lire operande</text:p>
            <text:p text:style-name="P16"><text:tab/>#a compléter</text:p>
            <text:p text:style-name="P16"><text:tab/></text:p>
            <text:p text:style-name="P16">finpour</text:p>
            <text:p text:style-name="P16">afficher("le nombre le plus grand est",max)</text:p>
          </table:table-cell>
          <table:table-cell table:style-name="Tableau7.A1" office:value-type="string">
            <text:p text:style-name="P23">nbr=[]</text:p>
            <text:p text:style-name="P23">for i in range(0,5):</text:p>
            <text:p text:style-name="P23"><text:s text:c="4"/>nbr.append(int(input("Nombres ?")))</text:p>
            <text:p text:style-name="P23"/>
            <text:p text:style-name="P23">print("Le nombre le plus grand est :", max(nbr))</text:p>
          </table:table-cell>
        </table:table-row>
      </table:table>
      <text:p text:style-name="P15"/>
      <text:p text:style-name="P15"/>
      <text:p text:style-name="P9">Exercice 7</text:p>
      <text:p text:style-name="P15"/>
      <text:p text:style-name="P15">Réécrire l’algorithme précédent, mais cette fois-ci on ne connaît pas d’avance combien l’utilisateur souhaite saisir de nombres. La saisie des nombres s’arrête lorsque l’utilisateur entre un chiffre négatif.</text:p>
      <text:p text:style-name="P15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1">Algorithme pseudo-code</text:p>
          </table:table-cell>
          <table:table-cell table:style-name="Tableau8.A1" office:value-type="string">
            <text:p text:style-name="P21">Python</text:p>
          </table:table-cell>
        </table:table-row>
        <table:table-row table:style-name="Tableau8.1">
          <table:table-cell table:style-name="Tableau8.A1" office:value-type="string">
            <text:p text:style-name="P16">valeur←0</text:p>
            <text:p text:style-name="P16">max←0</text:p>
            <text:p text:style-name="P16">Tant que valeur&gt;=0</text:p>
            <text:p text:style-name="P16"># a compléter</text:p>
            <text:p text:style-name="P16"/>
            <text:p text:style-name="P16"/>
            <text:p text:style-name="P16">fin tant que</text:p>
            <text:p text:style-name="P16">afficher("le nombre le plus grand est",max)</text:p>
          </table:table-cell>
          <table:table-cell table:style-name="Tableau8.A1" office:value-type="string">
            <text:p text:style-name="P23">a=1</text:p>
            <text:p text:style-name="P23">nbr=[]</text:p>
            <text:p text:style-name="P23">while a&gt;=0:</text:p>
            <text:p text:style-name="P23"><text:s text:c="4"/>a=int(input("Nombres ?"))</text:p>
            <text:p text:style-name="P23"><text:s text:c="4"/>nbr.append(a)</text:p>
            <text:p text:style-name="P23"/>
            <text:p text:style-name="P23">print("Le nombre le plus grand est :", max(nbr))</text:p>
          </table:table-cell>
        </table:table-row>
      </table:table>
      <text:p text:style-name="P15"/>
      <text:p text:style-name="P16"/>
      <text:p text:style-name="P41">Exercice 8</text:p>
      <text:p text:style-name="P15"/>
      <text:p text:style-name="P15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1">Algorithme pseudo-code</text:p>
          </table:table-cell>
          <table:table-cell table:style-name="Tableau9.A1" office:value-type="string">
            <text:p text:style-name="P21">Python</text:p>
          </table:table-cell>
        </table:table-row>
        <table:table-row table:style-name="Tableau9.1">
          <table:table-cell table:style-name="Tableau9.A1" office:value-type="string">
            <text:p text:style-name="P16">valeur←0</text:p>
            <text:p text:style-name="P16">somme←0</text:p>
            <text:p text:style-name="P16">tant que valeur&gt;=0</text:p>
            <text:p text:style-name="P16"><text:tab/></text:p>
            <text:p text:style-name="P17"/>
            <text:p text:style-name="P16"/>
            <text:p text:style-name="P16"/>
            <text:p text:style-name="P16">fin tant que</text:p>
            <text:p text:style-name="P16">afficher("la somme des nombres est",somme)</text:p>
          </table:table-cell>
          <table:table-cell table:style-name="Tableau9.A1" office:value-type="string">
            <text:p text:style-name="P23">a=1</text:p>
            <text:p text:style-name="P23">nbr=[]</text:p>
            <text:p text:style-name="P23">while a&gt;=0:</text:p>
            <text:p text:style-name="P23"><text:s text:c="4"/>a=int(input("Nombres ?"))</text:p>
            <text:p text:style-name="P23"><text:s text:c="4"/>nbr.append(a)</text:p>
            <text:p text:style-name="P23"/>
            <text:p text:style-name="P23"/>
            <text:p text:style-name="P23">print("La somme des nombres est :", sum(nbr)-a)</text:p>
          </table:table-cell>
        </table:table-row>
      </table:table>
      <text:p text:style-name="P15"/>
      <text:p text:style-name="P9">Exercice 9</text:p>
      <text:p text:style-name="P15"/>
      <text:p text:style-name="P15">Programmation d’un menu. Traduire le pseudo code en python.</text:p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1">Algorithme pseudo-code</text:p>
          </table:table-cell>
          <table:table-cell table:style-name="Tableau10.A1" office:value-type="string">
            <text:p text:style-name="P21">Python</text:p>
          </table:table-cell>
        </table:table-row>
        <table:table-row table:style-name="Tableau10.1">
          <table:table-cell table:style-name="Tableau10.A1" office:value-type="string">
            <text:p text:style-name="P14">menu←’0’</text:p>
            <text:p text:style-name="P14">Tant que menu≠’q’</text:p>
            <text:p text:style-name="P14"><text:s text:c="4"/>afficher("1 : charger le fichier")</text:p>
            <text:p text:style-name="P14"><text:s text:c="4"/>afficher ("2 : sauvegarder le fichier")</text:p>
            <text:p text:style-name="P14"><text:s text:c="4"/>afficher ("3 : afficher les données")</text:p>
            <text:p text:style-name="P14"><text:s text:c="4"/>afficher ("4 : modifier les données")</text:p>
            <text:p text:style-name="P14"><text:s text:c="4"/>afficher ("q : quitter")</text:p>
            <text:p text:style-name="P14"><text:s text:c="4"/>afficher("votre choix ?")</text:p>
            <text:p text:style-name="P14"><text:s text:c="4"/>lire menu</text:p>
            <text:p text:style-name="P14"><text:s text:c="4"/>si menu=’1’ alors</text:p>
            <text:p text:style-name="P14"><text:tab/>afficher("Chargement")</text:p>
            <text:p text:style-name="P14"><text:s text:c="4"/>sinon si menu=’2’ alors</text:p>
            <text:p text:style-name="P14"><text:tab/>afficher("Sauvegarde")</text:p>
            <text:p text:style-name="P14"><text:tab/> <text:s text:c="3"/>sinon si menu=’3’ alors</text:p>
            <text:p text:style-name="P14"><text:tab/><text:tab/> <text:s text:c="4"/>afficher("Affichage")</text:p>
            <text:p text:style-name="P14"><text:tab/><text:tab/> <text:s text:c="2"/>sinon si menu=’4’ alors</text:p>
            <text:p text:style-name="P14"><text:tab/><text:tab/><text:tab/>afficher("modification")</text:p>
            <text:p text:style-name="P14"><text:tab/><text:tab/><text:tab/> <text:s text:c="2"/>sinon si menu=’q’ alors</text:p>
            <text:p text:style-name="P14"><text:tab/><text:tab/><text:tab/><text:tab/> <text:s/>afficher("Au revoir")</text:p>
            <text:p text:style-name="P14"><text:tab/><text:tab/><text:tab/><text:tab/>sinon</text:p>
            <text:p text:style-name="P14"><text:tab/><text:tab/><text:tab/><text:tab/> <text:s/>afficher("erreur")</text:p>
            <text:p text:style-name="P14"><text:tab/><text:tab/><text:tab/><text:tab/>fin si</text:p>
            <text:p text:style-name="P14"><text:tab/><text:tab/><text:tab/>fin si</text:p>
            <text:p text:style-name="P14"><text:tab/><text:tab/>fin si</text:p>
            <text:p text:style-name="P14"><text:tab/>fin si</text:p>
            <text:p text:style-name="P14"><text:s text:c="4"/>finsi</text:p>
            <text:p text:style-name="P14">fin tant que</text:p>
          </table:table-cell>
          <table:table-cell table:style-name="Tableau10.A1" office:value-type="string">
            <text:p text:style-name="P23">menu="0"</text:p>
            <text:p text:style-name="P23">while menu!="q":</text:p>
            <text:p text:style-name="P23"><text:s text:c="4"/>menu=input()</text:p>
            <text:p text:style-name="P23"><text:s text:c="4"/>print("1 : charger le fichier")</text:p>
            <text:p text:style-name="P23"><text:s text:c="4"/>print ("2 : sauvegarder le fichier")</text:p>
            <text:p text:style-name="P23"><text:s text:c="4"/>print ("3 : print les données")</text:p>
            <text:p text:style-name="P23"><text:s text:c="4"/>print ("4 : modifier les données")</text:p>
            <text:p text:style-name="P23"><text:s text:c="4"/>print ("q : quitter")</text:p>
            <text:p text:style-name="P23"><text:s text:c="4"/>print("votre choix ?")</text:p>
            <text:p text:style-name="P23"/>
            <text:p text:style-name="P23"/>
            <text:p text:style-name="P23"><text:s text:c="4"/>if menu=="1":</text:p>
            <text:p text:style-name="P23"><text:s text:c="8"/>print("Chargement")</text:p>
            <text:p text:style-name="P23"><text:s text:c="4"/>elif menu=="2":</text:p>
            <text:p text:style-name="P23"><text:s text:c="8"/>print("Sauvergarde")</text:p>
            <text:p text:style-name="P23"><text:s text:c="4"/>elif menu=="3":</text:p>
            <text:p text:style-name="P23"><text:s text:c="8"/>print("Affichage")</text:p>
            <text:p text:style-name="P23"><text:s text:c="4"/>elif menu=="4":</text:p>
            <text:p text:style-name="P23"><text:s text:c="8"/>print("Modification")</text:p>
            <text:p text:style-name="P23"><text:s text:c="4"/>elif menu=="q":</text:p>
            <text:p text:style-name="P23"><text:s text:c="8"/>print("Au revoir")</text:p>
            <text:p text:style-name="P23"><text:s text:c="4"/>else:</text:p>
            <text:p text:style-name="P23"><text:s text:c="8"/>print("Erreur")</text:p>
          </table:table-cell>
        </table:table-row>
      </table:table>
      <text:p text:style-name="P16"/>
      <text:p text:style-name="P41">Exercice 10</text:p>
      <text:p text:style-name="P15"/>
      <text:p text:style-name="P15">Programmation du jeu « deviner un nombre ».</text:p>
      <text:p text:style-name="P15"/>
      <text:p text:style-name="P15">L’ordinateur choisit un nombre entier entre 1 et 20. Le programme demande à l’utilisateur un chiffre.</text:p>
      <text:p text:style-name="P15">Si celui-ci est supérieur au nombre à deviner, on affiche ("chiffre trop grand") ;</text:p>
      <text:p text:style-name="P15">Si celui-ci est inférieur au nombre à deviner, on affiche ("chiffre trop petit") ;</text:p>
      <text:p text:style-name="P15">Dans les deux cas on redemande un autre chiffre jusqu’à ce que l’utilisateur ait trouvé le nombre à deviner.</text:p>
      <text:p text:style-name="P16"/>
      <text:p text:style-name="P15">Aide : Générer un nombre aléatoire, voir annexe en dernière page.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1">Algorithme pseudo-code</text:p>
          </table:table-cell>
          <table:table-cell table:style-name="Tableau11.A1" office:value-type="string">
            <text:p text:style-name="P21">Python</text:p>
          </table:table-cell>
        </table:table-row>
        <table:table-row table:style-name="Tableau11.1">
          <table:table-cell table:style-name="Tableau11.A1" office:value-type="string">
            <text:p text:style-name="P16">nombre←tirage aléatoire entre (1 et 20)</text:p>
            <text:p text:style-name="P16">valeur←0</text:p>
            <text:p text:style-name="P16">tant que valeur ≠ nombre</text:p>
            <text:p text:style-name="P16"><text:tab/>afficher("votre chiffre")</text:p>
            <text:p text:style-name="P16"><text:tab/>Lire valeur</text:p>
            <text:p text:style-name="P16"><text:tab/>si valeur&gt;nombre alors</text:p>
            <text:p text:style-name="P16"><text:tab/><text:tab/>print("chiffre trop grand")</text:p>
            <text:p text:style-name="P16"><text:tab/>sinon si valeur&lt;nombre alors</text:p>
            <text:p text:style-name="P16"><text:tab/><text:tab/>print("chiffre trop petit")</text:p>
            <text:p text:style-name="P16"><text:tab/><text:tab/>sinon</text:p>
            <text:p text:style-name="P16"><text:tab/><text:tab/><text:tab/>print("exact")</text:p>
            <text:p text:style-name="P16"><text:tab/><text:tab/>fin si</text:p>
            <text:p text:style-name="P16"><text:tab/>fin si</text:p>
            <text:p text:style-name="P16">fin tant que</text:p>
          </table:table-cell>
          <table:table-cell table:style-name="Tableau11.A1" office:value-type="string">
            <text:p text:style-name="P18">from random import *</text:p>
            <text:p text:style-name="P18">nb_aleatoir=randint(1,20)</text:p>
            <text:p text:style-name="P18">valeur=0</text:p>
            <text:p text:style-name="P18"/>
            <text:p text:style-name="P18">while valeur!=nb_aleatoir:</text:p>
            <text:p text:style-name="P18"><text:s text:c="4"/>print("Votre chiffre:")</text:p>
            <text:p text:style-name="P18"><text:s text:c="4"/>valeur=int(input())</text:p>
            <text:p text:style-name="P18"><text:s text:c="4"/>if valeur&gt;nb_aleatoir:</text:p>
            <text:p text:style-name="P18"><text:s text:c="8"/>print("Trop grand")</text:p>
            <text:p text:style-name="P18"/>
            <text:p text:style-name="P18"><text:s text:c="4"/>elif valeur&lt;nb_aleatoir:</text:p>
            <text:p text:style-name="P18"><text:s text:c="8"/>print("Trop petit")</text:p>
            <text:p text:style-name="P18"/>
            <text:p text:style-name="P18"/>
            <text:p text:style-name="P18"><text:s text:c="4"/>else :</text:p>
            <text:p text:style-name="P18"><text:s text:c="8"/>print("exact")</text:p>
          </table:table-cell>
        </table:table-row>
      </table:table>
      <text:p text:style-name="P15"/>
      <text:p text:style-name="P9">Exercice 11</text:p>
      <text:p text:style-name="P15"/>
      <text:p text:style-name="P15">Amélioration du jeu « deviner un nombre ». Reprendre le jeu et ajouter un compteur de coups. </text:p>
      <text:p text:style-name="P15"/>
      <text:p text:style-name="P15">Exemple d’affichage :<text:tab/>« Exact, vous avez trouvé en 5 coups 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1">Algorithme pseudo-code</text:p>
          </table:table-cell>
          <table:table-cell table:style-name="Tableau12.A1" office:value-type="string">
            <text:p text:style-name="P21">Python</text:p>
          </table:table-cell>
        </table:table-row>
        <table:table-row table:style-name="Tableau12.1">
          <table:table-cell table:style-name="Tableau12.A1" office:value-type="string">
            <text:p text:style-name="P24">nombre←tirage aléatoire entre (1 et 20)</text:p>
            <text:p text:style-name="P24">valeur←0</text:p>
            <text:p text:style-name="P24">coups←0</text:p>
            <text:p text:style-name="P24">tant que valeur ≠ nombre</text:p>
            <text:p text:style-name="P24"><text:tab/>afficher("votre chiffre")</text:p>
            <text:p text:style-name="P24"><text:tab/>Lire valeur</text:p>
            <text:p text:style-name="P24"><text:tab/></text:p>
            <text:p text:style-name="P24"/>
            <text:p text:style-name="P24"/>
            <text:p text:style-name="P24"/>
            <text:p text:style-name="P24"/>
            <text:p text:style-name="P24">fin tant que</text:p>
          </table:table-cell>
          <table:table-cell table:style-name="Tableau12.A1" office:value-type="string">
            <text:p text:style-name="P25">from random import *</text:p>
            <text:p text:style-name="P25">nb_aleatoir=randint(1,20)</text:p>
            <text:p text:style-name="P25">valeur=0</text:p>
            <text:p text:style-name="P25">coups=0</text:p>
            <text:p text:style-name="P25">while valeur!=nb_aleatoir:</text:p>
            <text:p text:style-name="P25"><text:s text:c="4"/>print("Votre chiffre:")</text:p>
            <text:p text:style-name="P25"><text:s text:c="4"/>valeur=int(input())</text:p>
            <text:p text:style-name="P25"><text:s text:c="4"/>coups+=1</text:p>
            <text:p text:style-name="P25"><text:s text:c="4"/>if valeur&gt;nb_aleatoir:</text:p>
            <text:p text:style-name="P25"><text:s text:c="8"/>print("Trop grand")</text:p>
            <text:p text:style-name="P25"/>
            <text:p text:style-name="P25"><text:s text:c="4"/>elif valeur&lt;nb_aleatoir:</text:p>
            <text:p text:style-name="P25"><text:s text:c="8"/>print("Trop petit")</text:p>
            <text:p text:style-name="P25"/>
            <text:p text:style-name="P25"/>
            <text:p text:style-name="P25"><text:s text:c="4"/>else :</text:p>
            <text:p text:style-name="P25"><text:s text:c="8"/>print("exact")</text:p>
            <text:p text:style-name="P25"><text:s text:c="8"/>print("Vous avez trouvé en ",coups," coups!")</text:p>
          </table:table-cell>
        </table:table-row>
      </table:table>
      <text:p text:style-name="P9"/>
      <text:p text:style-name="P10"/>
      <text:p text:style-name="P41">Exercice 12</text:p>
      <text:p text:style-name="P15"/>
      <text:p text:style-name="P15">Amélioration du jeu « deviner un nombre ».</text:p>
      <text:p text:style-name="P15"/>
      <text:p text:style-name="P15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1">Aide</text:p>
          </table:table-cell>
          <table:table-cell table:style-name="Tableau15.A1" office:value-type="string">
            <text:p text:style-name="P21">Python</text:p>
          </table:table-cell>
        </table:table-row>
        <table:table-row table:style-name="Tableau15.1">
          <table:table-cell table:style-name="Tableau15.A1" office:value-type="string">
            <text:p text:style-name="P24"/>
            <text:p text:style-name="P26">Etude de la boucle tant que suivante :</text:p>
            <text:p text:style-name="P26"/>
            <text:p text:style-name="P27">while rep!='O' and rep!='N':</text:p>
            <text:p text:style-name="P27"><text:tab/>instructions</text:p>
            <text:p text:style-name="P27"/>
            <text:list xml:id="list1370460553" text:style-name="WWNum35">
              <text:list-item>
                <text:p text:style-name="P48">rep=’Z’</text:p>
              </text:list-item>
            </text:list>
            <text:p text:style-name="P27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7">rep!='O'</text:p>
                </table:table-cell>
                <table:table-cell table:style-name="Tableau13.A1" office:value-type="string">
                  <text:p text:style-name="P27">rep!='N'</text:p>
                </table:table-cell>
                <table:table-cell table:style-name="Tableau13.A1" office:value-type="string">
                  <text:p text:style-name="P27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6">true</text:p>
                </table:table-cell>
                <table:table-cell table:style-name="Tableau13.A1" office:value-type="string">
                  <text:p text:style-name="P26">true</text:p>
                </table:table-cell>
                <table:table-cell table:style-name="Tableau13.A1" office:value-type="string">
                  <text:p text:style-name="P26">true</text:p>
                </table:table-cell>
              </table:table-row>
            </table:table>
            <text:p text:style-name="P26"/>
            <text:p text:style-name="P26">On reste dans la boucle</text:p>
            <text:p text:style-name="P26"/>
            <text:list xml:id="list3006290905" text:style-name="WWNum36">
              <text:list-item>
                <text:p text:style-name="P49">rep=’O’</text:p>
              </text:list-item>
            </text:list>
            <text:p text:style-name="P27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7">rep!='O'</text:p>
                </table:table-cell>
                <table:table-cell table:style-name="Tableau14.A1" office:value-type="string">
                  <text:p text:style-name="P27">rep!='N'</text:p>
                </table:table-cell>
                <table:table-cell table:style-name="Tableau14.A1" office:value-type="string">
                  <text:p text:style-name="P27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6">false</text:p>
                </table:table-cell>
                <table:table-cell table:style-name="Tableau14.A1" office:value-type="string">
                  <text:p text:style-name="P26">true</text:p>
                </table:table-cell>
                <table:table-cell table:style-name="Tableau14.A1" office:value-type="string">
                  <text:p text:style-name="P26">false</text:p>
                </table:table-cell>
              </table:table-row>
            </table:table>
            <text:p text:style-name="P26"/>
            <text:p text:style-name="P26">On sort de la boucle</text:p>
            <text:p text:style-name="P24"/>
          </table:table-cell>
          <table:table-cell table:style-name="Tableau15.A1" office:value-type="string">
            <text:p text:style-name="P25">from random import *</text:p>
            <text:p text:style-name="P25">nb_aleatoir=randint(1,20)</text:p>
            <text:p text:style-name="P25">valeur=0</text:p>
            <text:p text:style-name="P25">coups=0</text:p>
            <text:p text:style-name="P25">boucle_jeu=True</text:p>
            <text:p text:style-name="P25"/>
            <text:p text:style-name="P25">while boucle_jeu:</text:p>
            <text:p text:style-name="P25"/>
            <text:p text:style-name="P25"><text:s text:c="4"/>nb_aleatoir=randint(1,20)</text:p>
            <text:p text:style-name="P25"><text:s text:c="4"/>valeur=0</text:p>
            <text:p text:style-name="P25"><text:s text:c="4"/>coups=0</text:p>
            <text:p text:style-name="P25"><text:s text:c="4"/>while valeur!=nb_aleatoir:</text:p>
            <text:p text:style-name="P25"><text:s text:c="8"/>print("Votre chiffre:")</text:p>
            <text:p text:style-name="P25"><text:s text:c="8"/>valeur=int(input())</text:p>
            <text:p text:style-name="P25"><text:s text:c="8"/>coups+=1</text:p>
            <text:p text:style-name="P25"><text:s text:c="8"/>if valeur&gt;nb_aleatoir:</text:p>
            <text:p text:style-name="P25"><text:s text:c="12"/>print("Trop grand")</text:p>
            <text:p text:style-name="P25"/>
            <text:p text:style-name="P25"><text:s text:c="8"/>elif valeur&lt;nb_aleatoir:</text:p>
            <text:p text:style-name="P25"><text:s text:c="12"/>print("Trop petit")</text:p>
            <text:p text:style-name="P25"/>
            <text:p text:style-name="P25"/>
            <text:p text:style-name="P25"><text:s text:c="8"/>else :</text:p>
            <text:p text:style-name="P25"><text:s text:c="12"/>print("exact")</text:p>
            <text:p text:style-name="P25"><text:s text:c="12"/>print("Vous avez trouvé en ",coups," coups!")</text:p>
            <text:p text:style-name="P25"/>
            <text:p text:style-name="P25"/>
            <text:p text:style-name="P25"><text:s text:c="4"/>reponse=False</text:p>
            <text:p text:style-name="P25"><text:s text:c="4"/>while not reponse:</text:p>
            <text:p text:style-name="P25"><text:s text:c="8"/>print("Rejouer ?" )</text:p>
            <text:p text:style-name="P25"><text:s text:c="8"/>x=input("O: Oui ; N: Non")</text:p>
            <text:p text:style-name="P25"><text:s text:c="8"/>if x=="O" or x=="o":</text:p>
            <text:p text:style-name="P25"><text:s text:c="12"/>boucle_jeu=True</text:p>
            <text:p text:style-name="P25"><text:s text:c="12"/>reponse=True</text:p>
            <text:p text:style-name="P25"/>
            <text:p text:style-name="P25"><text:s text:c="8"/>elif x=="N" or x=="n":</text:p>
            <text:p text:style-name="P25"><text:s text:c="12"/>boucle_jeu=False</text:p>
            <text:p text:style-name="P25"><text:s text:c="12"/>reponse=True</text:p>
          </table:table-cell>
        </table:table-row>
      </table:table>
      <text:p text:style-name="P16"/>
      <text:p text:style-name="P9">Exercice 13</text:p>
      <text:p text:style-name="P16"/>
      <text:p text:style-name="P16">Rappel du programme de seconde :</text:p>
      <text:p text:style-name="P16"/>
      <text:p text:style-name="P16"><text:soft-page-break/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6">Le programme demande à l’utilisateur 4 valeurs décimales xA, yA, xB, yB, puis calcul la distance entre les points A et B. </text:p>
      <text:p text:style-name="P16"/>
      <text:p text:style-name="P15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21">Algorithme pseudo-code<text:bookmark text:name="_GoBack"/></text:p>
          </table:table-cell>
          <table:table-cell table:style-name="Tableau16.A1" office:value-type="string">
            <text:p text:style-name="P21">Python</text:p>
          </table:table-cell>
        </table:table-row>
        <table:table-row table:style-name="Tableau16.1">
          <table:table-cell table:style-name="Tableau16.A1" office:value-type="string">
            <text:p text:style-name="P24">afficher("xA ?")</text:p>
            <text:p text:style-name="P24">lire A</text:p>
            <text:p text:style-name="P24">afficher("yA ?")</text:p>
            <text:p text:style-name="P24">lire yA</text:p>
            <text:p text:style-name="P24">afficher("xB ?")</text:p>
            <text:p text:style-name="P24">lire xB</text:p>
            <text:p text:style-name="P24">afficher("yB ?")</text:p>
            <text:p text:style-name="P24">lire yB</text:p>
            <text:p text:style-name="P4"><draw:frame draw:style-name="fr3" draw:name="2" text:anchor-type="as-char" svg:y="-0.132cm" svg:width="8.149cm" svg:height="0.794cm" draw:z-index="10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4">afficher(AB)</text:p>
          </table:table-cell>
          <table:table-cell table:style-name="Tableau16.A1" office:value-type="string">
            <text:p text:style-name="P7">from math import *</text:p>
            <text:p text:style-name="P7"/>
            <text:p text:style-name="P7">x_a=int(input("Xa = "))</text:p>
            <text:p text:style-name="P7">y_a=int(input("ya = "))</text:p>
            <text:p text:style-name="P7">x_b=int(input("Xb = "))</text:p>
            <text:p text:style-name="P7">y_b=int(input("yb = "))</text:p>
            <text:p text:style-name="P7">dist=sqrt((x_a-x_b)**2+(y_a-y_b)**2)</text:p>
            <text:p text:style-name="P7">print(dist)</text:p>
          </table:table-cell>
        </table:table-row>
      </table:table>
      <text:p text:style-name="P16"/>
      <text:p text:style-name="P42"/>
      <text:p text:style-name="P16"/>
      <text:p text:style-name="P28">Annexe</text:p>
      <text:p text:style-name="P28"/>
      <text:p text:style-name="P28">Interaction avec l'utilisateur : la fonction input()<text:bookmark text:name="_Hlk19379167"/></text:p>
      <text:p text:style-name="P1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21">Instructions :</text:p>
          </table:table-cell>
          <table:table-cell table:style-name="Tableau17.A1" office:value-type="string">
            <text:p text:style-name="P21">Résultat :</text:p>
          </table:table-cell>
        </table:table-row>
        <table:table-row table:style-name="Tableau17.1">
          <table:table-cell table:style-name="Tableau17.A1" office:value-type="string">
            <text:p text:style-name="P35">chaine=input("saisir une chaine de caractère")</text:p>
            <text:p text:style-name="P35">print(type(chaine))</text:p>
          </table:table-cell>
          <table:table-cell table:style-name="Tableau17.A1" office:value-type="string">
            <text:p text:style-name="P35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int</text:span><text:span text:style-name="T9">(input("saisir un nombre entier"))</text:span></text:p>
            <text:p text:style-name="P35">print(type(nombre))</text:p>
          </table:table-cell>
          <table:table-cell table:style-name="Tableau17.A1" office:value-type="string">
            <text:p text:style-name="P35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float</text:span><text:span text:style-name="T9">(input("saisir un nombre décimal"))</text:span></text:p>
            <text:p text:style-name="P35">print(type(nombre))</text:p>
          </table:table-cell>
          <table:table-cell table:style-name="Tableau17.A1" office:value-type="string">
            <text:p text:style-name="P35">&lt;class 'float'&gt;</text:p>
          </table:table-cell>
        </table:table-row>
      </table:table>
      <text:p text:style-name="P15"/>
      <text:p text:style-name="P15">Notez la différence de type de variable :</text:p>
      <text:p text:style-name="P15"/>
      <text:list xml:id="list3766302397" text:style-name="WWNum37">
        <text:list-item>
          <text:p text:style-name="P50">str : Chaine de caractère,</text:p>
        </text:list-item>
        <text:list-item>
          <text:p text:style-name="P50">int : entier,</text:p>
        </text:list-item>
        <text:list-item>
          <text:p text:style-name="P50">float : nombre décimal.</text:p>
        </text:list-item>
      </text:list>
      <text:p text:style-name="P28">Générer un nombre aléatoire</text:p>
      <text:p text:style-name="P15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21">Instructions :</text:p>
          </table:table-cell>
          <table:table-cell table:style-name="Tableau18.A1" office:value-type="string">
            <text:p text:style-name="P21">Résultat :</text:p>
          </table:table-cell>
        </table:table-row>
        <table:table-row table:style-name="Tableau18.1">
          <table:table-cell table:style-name="Tableau18.A1" office:value-type="string">
            <text:p text:style-name="P36">from random import *</text:p>
            <text:p text:style-name="P36">nombre = randint(1,20)</text:p>
          </table:table-cell>
          <table:table-cell table:style-name="Tableau18.A1" office:value-type="string">
            <text:p text:style-name="P3"><text:span text:style-name="T6">Génère un nombre </text:span><text:span text:style-name="T7">entier</text:span><text:span text:style-name="T6"> aléatoire entre 0 et 20.</text:span></text:p>
            <text:p text:style-name="P30">Exemple : 15</text:p>
          </table:table-cell>
        </table:table-row>
        <table:table-row table:style-name="Tableau18.1">
          <table:table-cell table:style-name="Tableau18.A1" office:value-type="string">
            <text:p text:style-name="P37">x = uniform(12, 18)<text:line-break/>print(x)<text:line-break/></text:p>
          </table:table-cell>
          <table:table-cell table:style-name="Tableau18.A1" office:value-type="string">
            <text:p text:style-name="P3"><text:span text:style-name="T6">Génère un nombre </text:span><text:span text:style-name="T7">décimal </text:span><text:span text:style-name="T6">aléatoire entre 12 et 18.</text:span></text:p>
            <text:p text:style-name="P3"><text:span text:style-name="T6">Exemple : </text:span><text:span text:style-name="T11">14.271572580135519</text:span></text:p>
          </table:table-cell>
        </table:table-row>
      </table:table>
      <text:p text:style-name="P15"/>
      <text:p text:style-name="P28">Utiliser une racine carrée</text:p>
      <text:p text:style-name="P15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1">Instructions :</text:p>
          </table:table-cell>
          <table:table-cell table:style-name="Tableau19.A1" office:value-type="string">
            <text:p text:style-name="P21">Résultat :</text:p>
          </table:table-cell>
        </table:table-row>
        <table:table-row table:style-name="Tableau19.1">
          <table:table-cell table:style-name="Tableau19.A1" office:value-type="string">
            <text:p text:style-name="P38">from math import sqrt</text:p>
            <text:p text:style-name="P38">a=2</text:p>
            <text:p text:style-name="P38">b=sqrt(a)</text:p>
            <text:p text:style-name="P38">print(b)</text:p>
          </table:table-cell>
          <table:table-cell table:style-name="Tableau19.A1" office:value-type="string">
            <text:p text:style-name="P29"/>
            <text:p text:style-name="P30">1.4142135623730951</text:p>
          </table:table-cell>
        </table:table-row>
      </table:table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1568885419tp2_boucles.odt</text:file-name><text:span text:style-name="MT3"><text:s/></text:span><text:span text:style-name="MT3"><draw:frame draw:style-name="Mfr1" draw:name="Image 3" text:anchor-type="as-char" svg:width="1.536cm" svg:height="0.538cm" draw:z-index="11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9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09-16T13:16:00</meta:print-date>
    <meta:creation-date>2019-09-16T14:40:00</meta:creation-date>
    <dc:date>2022-09-20T09:21:30.245000000</dc:date>
    <meta:editing-duration>PT14M15S</meta:editing-duration>
    <meta:generator>LibreOffice/6.2.4.2$Windows_X86_64 LibreOffice_project/2412653d852ce75f65fbfa83fb7e7b669a126d64</meta:generator>
    <meta:document-statistic meta:table-count="19" meta:image-count="3" meta:object-count="2" meta:page-count="9" meta:paragraph-count="350" meta:word-count="1318" meta:character-count="9003" meta:non-whitespace-character-count="745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